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4A9735BCDC.png" manifest:media-type="image/png"/>
  <manifest:file-entry manifest:full-path="Pictures/100000000000025F00000064E9CBE49A.png" manifest:media-type="image/png"/>
  <manifest:file-entry manifest:full-path="Pictures/1000000000000264000000FA26FB6D04.png" manifest:media-type="image/png"/>
  <manifest:file-entry manifest:full-path="Pictures/10000000000001E100000096737F410B.png" manifest:media-type="image/png"/>
  <manifest:file-entry manifest:full-path="Pictures/10000000000001B900000094A1920AE0.png" manifest:media-type="image/png"/>
  <manifest:file-entry manifest:full-path="Pictures/10000000000001BE0000008322102004.png" manifest:media-type="image/png"/>
  <manifest:file-entry manifest:full-path="Pictures/10000000000002570000006A023DD7B7.png" manifest:media-type="image/png"/>
  <manifest:file-entry manifest:full-path="Pictures/1000000000000301000000FDAD3DE6C7.png" manifest:media-type="image/png"/>
  <manifest:file-entry manifest:full-path="Pictures/100000000000024100000035814C45FC.png" manifest:media-type="image/png"/>
  <manifest:file-entry manifest:full-path="Pictures/10000000000001460000007C461135F8.png" manifest:media-type="image/png"/>
  <manifest:file-entry manifest:full-path="Pictures/10000000000002920000005F3DD26833.png" manifest:media-type="image/png"/>
  <manifest:file-entry manifest:full-path="Pictures/10000000000002BD00000057C3D2E205.png" manifest:media-type="image/png"/>
  <manifest:file-entry manifest:full-path="Pictures/100000000000022A000000600C479F6D.png" manifest:media-type="image/png"/>
  <manifest:file-entry manifest:full-path="Pictures/10000000000002D90000006F2CFED953.png" manifest:media-type="image/png"/>
  <manifest:file-entry manifest:full-path="Pictures/100000000000024C0000002805DDC8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8.413cm" svg:height="1.957cm" svg:x="2cm" svg:y="2.293cm">
          <draw:image xlink:href="Pictures/100000000000013E0000004A9735BCDC.png" xlink:type="simple" xlink:show="embed" xlink:actuate="onLoad" draw:mime-type="image/png">
            <text:p/>
          </draw:image>
        </draw:frame>
        <draw:frame draw:style-name="gr2" draw:text-style-name="P2" draw:layer="layout" svg:width="16.059cm" svg:height="2.645cm" svg:x="1.25cm" svg:y="19.355cm">
          <draw:image xlink:href="Pictures/100000000000025F00000064E9CBE49A.png" xlink:type="simple" xlink:show="embed" xlink:actuate="onLoad" draw:mime-type="image/png">
            <text:p/>
          </draw:image>
        </draw:frame>
        <draw:frame draw:style-name="gr1" draw:text-style-name="P1" draw:layer="layout" svg:width="11.667cm" svg:height="3.915cm" svg:x="2cm" svg:y="9.5cm">
          <draw:image xlink:href="Pictures/10000000000001B900000094A1920AE0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5.848cm" svg:height="2.804cm" svg:x="1.152cm" svg:y="2.5cm">
          <draw:image xlink:href="Pictures/10000000000002570000006A023DD7B7.png" xlink:type="simple" xlink:show="embed" xlink:actuate="onLoad" draw:mime-type="image/png">
            <text:p/>
          </draw:image>
        </draw:frame>
        <draw:frame draw:style-name="gr1" draw:text-style-name="P1" draw:layer="layout" svg:width="12.725cm" svg:height="3.968cm" svg:x="1.525cm" svg:y="9.282cm">
          <draw:image xlink:href="Pictures/10000000000001E100000096737F410B.png" xlink:type="simple" xlink:show="embed" xlink:actuate="onLoad" draw:mime-type="image/png">
            <text:p/>
          </draw:image>
        </draw:frame>
        <draw:frame draw:style-name="gr1" draw:text-style-name="P1" draw:layer="layout" svg:width="16.192cm" svg:height="6.614cm" svg:x="1.808cm" svg:y="17.136cm">
          <draw:image xlink:href="Pictures/1000000000000264000000FA26FB6D04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8.999cm" svg:height="6.25cm" svg:x="1.251cm" svg:y="2.5cm">
          <draw:image xlink:href="Pictures/1000000000000301000000FDAD3DE6C7.png" xlink:type="simple" xlink:show="embed" xlink:actuate="onLoad" draw:mime-type="image/png">
            <text:p/>
          </draw:image>
        </draw:frame>
        <draw:frame draw:style-name="gr1" draw:text-style-name="P1" draw:layer="layout" svg:width="11.799cm" svg:height="3.465cm" svg:x="2.75cm" svg:y="13.75cm">
          <draw:image xlink:href="Pictures/10000000000001BE0000008322102004.png" xlink:type="simple" xlink:show="embed" xlink:actuate="onLoad" draw:mime-type="image/png">
            <text:p/>
          </draw:image>
        </draw:frame>
        <draw:frame draw:style-name="gr1" draw:text-style-name="P1" draw:layer="layout" svg:width="15.265cm" svg:height="1.401cm" svg:x="1.485cm" svg:y="22.349cm">
          <draw:image xlink:href="Pictures/100000000000024100000035814C45FC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2.75cm" svg:height="4.849cm" svg:x="2.5cm" svg:y="2.75cm">
          <draw:image xlink:href="Pictures/10000000000001460000007C461135F8.png" xlink:type="simple" xlink:show="embed" xlink:actuate="onLoad" draw:mime-type="image/png">
            <text:p/>
          </draw:image>
        </draw:frame>
        <draw:frame draw:style-name="gr1" draw:text-style-name="P1" draw:layer="layout" svg:width="17.409cm" svg:height="2.513cm" svg:x="1.591cm" svg:y="13.5cm">
          <draw:image xlink:href="Pictures/10000000000002920000005F3DD26833.png" xlink:type="simple" xlink:show="embed" xlink:actuate="onLoad" draw:mime-type="image/png">
            <text:p/>
          </draw:image>
        </draw:frame>
        <draw:frame draw:style-name="gr1" draw:text-style-name="P1" draw:layer="layout" svg:width="18.546cm" svg:height="2.301cm" svg:x="1.204cm" svg:y="21.449cm">
          <draw:image xlink:href="Pictures/10000000000002BD00000057C3D2E205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7.312cm" svg:height="2.999cm" svg:x="1.501cm" svg:y="3.001cm">
          <draw:image xlink:href="Pictures/100000000000022A000000600C479F6D.png" xlink:type="simple" xlink:show="embed" xlink:actuate="onLoad" draw:mime-type="image/png">
            <text:p/>
          </draw:image>
        </draw:frame>
        <draw:frame draw:style-name="gr1" draw:text-style-name="P1" draw:layer="layout" svg:width="18.249cm" svg:height="2.778cm" svg:x="1.501cm" svg:y="11.25cm">
          <draw:image xlink:href="Pictures/10000000000002D90000006F2CFED953.png" xlink:type="simple" xlink:show="embed" xlink:actuate="onLoad" draw:mime-type="image/png">
            <text:p/>
          </draw:image>
        </draw:frame>
        <draw:frame draw:style-name="gr1" draw:text-style-name="P1" draw:layer="layout" svg:width="18.057cm" svg:height="1.227cm" svg:x="1.443cm" svg:y="21.943cm">
          <draw:image xlink:href="Pictures/100000000000024C0000002805DDC8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3:35.986000000</meta:creation-date>
    <meta:generator>LibreOffice/24.2.1.2$Windows_X86_64 LibreOffice_project/db4def46b0453cc22e2d0305797cf981b68ef5ac</meta:generator>
    <meta:print-date>2024-03-01T14:05:04.251000000</meta:print-date>
    <meta:printed-by>PDF 檔案</meta:printed-by>
    <dc:date>2024-03-06T17:37:45.661000000</dc:date>
    <meta:editing-duration>PT49M24S</meta:editing-duration>
    <meta:editing-cycles>5</meta:editing-cycles>
    <meta:document-statistic meta:object-count="15"/>
  </office:meta>
</office:document-meta>
</file>